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57401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7" calcext:value-type="float">
            <text:p>82.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401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2512" calcext:value-type="float">
            <text:p>82.5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401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1472" calcext:value-type="float">
            <text:p>81.8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401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0032" calcext:value-type="float">
            <text:p>81.7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401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75504" calcext:value-type="float">
            <text:p>81.3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401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156" calcext:value-type="float">
            <text:p>81.0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401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0832" calcext:value-type="float">
            <text:p>80.5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401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676" calcext:value-type="float">
            <text:p>80.7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401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8328" calcext:value-type="float">
            <text:p>80.3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401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24" calcext:value-type="float">
            <text:p>80.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401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1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37432" calcext:value-type="float">
            <text:p>80.0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401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7352" calcext:value-type="float">
            <text:p>79.3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401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1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792" calcext:value-type="float">
            <text:p>78.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401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1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1808" calcext:value-type="float">
            <text:p>77.7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401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1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401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7016" calcext:value-type="float">
            <text:p>75.9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401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0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0736" calcext:value-type="float">
            <text:p>75.2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401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492" calcext:value-type="float">
            <text:p>73.6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401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6672" calcext:value-type="float">
            <text:p>73.9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401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0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401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0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9104" calcext:value-type="float">
            <text:p>72.0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401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0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4928" calcext:value-type="float">
            <text:p>72.1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401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0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401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9848" calcext:value-type="float">
            <text:p>69.6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401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2648" calcext:value-type="float">
            <text:p>69.1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401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0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412" calcext:value-type="float">
            <text:p>67.2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401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199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401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8496" calcext:value-type="float">
            <text:p>64.9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401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199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0712" calcext:value-type="float">
            <text:p>64.3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401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199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984" calcext:value-type="float">
            <text:p>63.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401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199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7048" calcext:value-type="float">
            <text:p>62.4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401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712" calcext:value-type="float">
            <text:p>60.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401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401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199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372" calcext:value-type="float">
            <text:p>60.2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401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199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316" calcext:value-type="float">
            <text:p>59.5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401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198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9552" calcext:value-type="float">
            <text:p>58.8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401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198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401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198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401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1986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5696" calcext:value-type="float">
            <text:p>57.7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401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198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401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198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401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401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198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401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197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7688" calcext:value-type="float">
            <text:p>52.3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401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197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9176" calcext:value-type="float">
            <text:p>51.3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401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197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6552" calcext:value-type="float">
            <text:p>50.1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